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19b5c" officeooo:paragraph-rsid="00119b5c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9b5c" officeooo:paragraph-rsid="00119b5c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9b5c" officeooo:paragraph-rsid="00119b5c"/>
    </style:style>
    <style:style style:name="P4" style:family="paragraph" style:parent-style-name="Standard">
      <style:text-properties fo:font-weight="bold" officeooo:rsid="00119b5c" officeooo:paragraph-rsid="00119b5c" style:font-weight-asian="bold" style:font-weight-complex="bold"/>
    </style:style>
    <style:style style:name="P5" style:family="paragraph" style:parent-style-name="Standard">
      <style:text-properties officeooo:rsid="0011a706" officeooo:paragraph-rsid="0011a706"/>
    </style:style>
    <style:style style:name="P6" style:family="paragraph" style:parent-style-name="Standard">
      <style:text-properties fo:font-weight="bold" officeooo:rsid="0012f204" officeooo:paragraph-rsid="0012f204" style:font-weight-asian="bold" style:font-weight-complex="bold"/>
    </style:style>
    <style:style style:name="P7" style:family="paragraph" style:parent-style-name="Standard">
      <style:text-properties officeooo:rsid="0012f204" officeooo:paragraph-rsid="0012f204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 style:parent-style-name="Standard">
      <style:text-properties officeooo:rsid="001c02cb" officeooo:paragraph-rsid="001c02cb"/>
    </style:style>
    <style:style style:name="P15" style:family="paragraph" style:parent-style-name="Standard">
      <style:text-properties officeooo:rsid="001d58af" officeooo:paragraph-rsid="001d58af"/>
    </style:style>
    <style:style style:name="P16" style:family="paragraph" style:parent-style-name="Standard">
      <style:text-properties fo:font-weight="bold" officeooo:rsid="001d58af" officeooo:paragraph-rsid="001d58af" style:font-weight-asian="bold" style:font-weight-complex="bold"/>
    </style:style>
    <style:style style:name="P17" style:family="paragraph" style:parent-style-name="Standard">
      <style:text-properties officeooo:rsid="001d58af" officeooo:paragraph-rsid="001d58af" fo:background-color="#bbe33d"/>
    </style:style>
    <style:style style:name="P18" style:family="paragraph" style:parent-style-name="Standard">
      <style:text-properties officeooo:rsid="001e56d8" officeooo:paragraph-rsid="001e56d8"/>
    </style:style>
    <style:style style:name="P19" style:family="paragraph" style:parent-style-name="Standard">
      <style:text-properties officeooo:rsid="001e56d8" officeooo:paragraph-rsid="001e56d8" fo:background-color="#ffff00"/>
    </style:style>
    <style:style style:name="P20" style:family="paragraph" style:parent-style-name="Standard">
      <style:text-properties officeooo:rsid="001e56d8" officeooo:paragraph-rsid="001e56d8" fo:background-color="#f7d1d5"/>
    </style:style>
    <style:style style:name="P21" style:family="paragraph" style:parent-style-name="Standard">
      <style:text-properties officeooo:rsid="001ef7de" officeooo:paragraph-rsid="001ef7de"/>
    </style:style>
    <style:style style:name="P22" style:family="paragraph" style:parent-style-name="Standard">
      <style:text-properties officeooo:rsid="001ef7de" officeooo:paragraph-rsid="001ef7de" fo:background-color="#b4c7dc"/>
    </style:style>
    <style:style style:name="P23" style:family="paragraph" style:parent-style-name="Standard">
      <style:text-properties officeooo:rsid="001ef7de" officeooo:paragraph-rsid="001ef7de" fo:background-color="#ffff00"/>
    </style:style>
    <style:style style:name="P24" style:family="paragraph" style:parent-style-name="Standard">
      <style:text-properties officeooo:rsid="0020be9c" officeooo:paragraph-rsid="0020be9c" fo:background-color="#ffff00"/>
    </style:style>
    <style:style style:name="P25" style:family="paragraph" style:parent-style-name="Standard">
      <style:text-properties officeooo:rsid="0020be9c" officeooo:paragraph-rsid="0020be9c" fo:background-color="#bbe33d"/>
    </style:style>
    <style:style style:name="P26" style:family="paragraph" style:parent-style-name="Standard">
      <style:text-properties officeooo:rsid="0020be9c" officeooo:paragraph-rsid="0020be9c"/>
    </style:style>
    <style:style style:name="P27" style:family="paragraph" style:parent-style-name="Standard">
      <style:text-properties officeooo:rsid="0020be9c" officeooo:paragraph-rsid="0020be9c" fo:background-color="#b4c7dc"/>
    </style:style>
    <style:style style:name="P28" style:family="paragraph" style:parent-style-name="Standard">
      <style:text-properties officeooo:rsid="0020be9c" officeooo:paragraph-rsid="0020be9c" fo:background-color="#f7d1d5"/>
    </style:style>
    <style:style style:name="P29" style:family="paragraph" style:parent-style-name="Standard">
      <style:text-properties fo:font-size="16pt" fo:font-weight="bold" officeooo:rsid="00224b6f" officeooo:paragraph-rsid="00224b6f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rsid="00224b6f" officeooo:paragraph-rsid="00224b6f"/>
    </style:style>
    <style:style style:name="P31" style:family="paragraph" style:parent-style-name="Standard">
      <style:text-properties officeooo:rsid="0024c43d" officeooo:paragraph-rsid="0024c43d"/>
    </style:style>
    <style:style style:name="P32" style:family="paragraph" style:parent-style-name="Standard">
      <style:paragraph-properties fo:break-before="page"/>
      <style:text-properties fo:font-weight="bold" officeooo:rsid="00224b6f" officeooo:paragraph-rsid="00224b6f" style:font-weight-asian="bold" style:font-weight-complex="bold"/>
    </style:style>
    <style:style style:name="P33" style:family="paragraph" style:parent-style-name="Standard">
      <style:text-properties fo:font-weight="bold" officeooo:rsid="00224b6f" officeooo:paragraph-rsid="00224b6f" style:font-weight-asian="bold" style:font-weight-complex="bold"/>
    </style:style>
    <style:style style:name="P34" style:family="paragraph" style:parent-style-name="Standard">
      <style:text-properties fo:font-weight="normal" officeooo:rsid="0023d6ca" officeooo:paragraph-rsid="0023d6ca" style:font-weight-asian="normal" style:font-weight-complex="normal"/>
    </style:style>
    <style:style style:name="P35" style:family="paragraph" style:parent-style-name="Standard">
      <style:text-properties fo:font-weight="normal" officeooo:rsid="0024c43d" officeooo:paragraph-rsid="0024c43d" style:font-weight-asian="normal" style:font-weight-complex="normal"/>
    </style:style>
    <style:style style:name="P36" style:family="paragraph" style:parent-style-name="Standard">
      <style:text-properties fo:font-weight="bold" officeooo:rsid="0024c43d" officeooo:paragraph-rsid="0024c43d" style:font-weight-asian="bold" style:font-weight-complex="bold"/>
    </style:style>
    <style:style style:name="P37" style:family="paragraph" style:parent-style-name="Standard">
      <style:text-properties officeooo:rsid="0024c43d" officeooo:paragraph-rsid="0025aaa4"/>
    </style:style>
    <style:style style:name="P38" style:family="paragraph" style:parent-style-name="Standard">
      <style:text-properties fo:font-weight="bold" officeooo:rsid="0023d6ca" officeooo:paragraph-rsid="0023d6ca" style:font-weight-asian="bold" style:font-weight-complex="bold"/>
    </style:style>
    <style:style style:name="T1" style:family="text">
      <style:text-properties officeooo:rsid="0011a70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7d1d5" loext:char-shading-value="0"/>
    </style:style>
    <style:style style:name="T8" style:family="text">
      <style:text-properties officeooo:rsid="001ef7de"/>
    </style:style>
    <style:style style:name="T9" style:family="text">
      <style:text-properties officeooo:rsid="0025aaa4"/>
    </style:style>
    <style:style style:name="T10" style:family="text">
      <style:text-properties officeooo:rsid="0023d6ca"/>
    </style:style>
    <style:style style:name="T11" style:family="text">
      <style:text-properties officeooo:rsid="0024c43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5102in" fo:min-width="1.156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09in" fo:min-width="1.07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4898in" fo:min-width="0.94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0.512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0.44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4374in" fo:min-width="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000000" draw:fill="none" draw:fill-color="#ffffff" fo:min-height="0.510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 Fall CPSC 240</text:p>
      <text:p text:style-name="P2">Assignment 3 Gnu Debugger</text:p>
      <text:p text:style-name="P3"/>
      <text:p text:style-name="P4">Preface</text:p>
      <text:p text:style-name="P3"/>
      <text:p text:style-name="P3">The real purpose of this assignment is to learn about the tool commonly called GDB. <text:s/><text:span text:style-name="T1">This debugger appears in our textbook in Chapter 6. <text:s text:c="2"/>The professor thinks that the treatment of GDB is too think. <text:s/>There are areas of GDB that are not covered in Chapter, but they should be covered in chapter 6. <text:s/>Lectures will supplement Chapter with more and better examples.</text:span></text:p>
      <text:p text:style-name="P3"/>
      <text:p text:style-name="P5">The purpose of this Assignment 3 is to provide a workspace where where students can experiment with GDB and learn about its capabilities. <text:s/>In order to run experiments we need a program to serve a a basis for executing GDB commands.</text:p>
      <text:p text:style-name="P5"/>
      <text:p text:style-name="P5"/>
      <text:p text:style-name="P6">Program for GDB learning</text:p>
      <text:p text:style-name="P7"/>
      <text:p text:style-name="P7">This program is a revision of Assignment 2. <text:s/>There are functions in Assignment 2 that you can bring forward to this program. <text:s/>Fell free to do exactly that.</text:p>
      <text:p text:style-name="P7"/>
      <text:p text:style-name="P7"/>
      <text:p text:style-name="P7">The Assignment 3 calling diagram.</text:p>
      <text:p text:style-name="P7"/>
      <text:p text:style-name="P7"><draw:custom-shape text:anchor-type="paragraph" draw:z-index="0" draw:name="Shape 1" draw:style-name="gr1" draw:text-style-name="P10" svg:width="1.1567in" svg:height="0.5106in" svg:x="2.2591in" svg:y="0.0717in"><text:p text:style-name="P8">Executive</text:p><text:p text:style-name="P9"><text:span text:style-name="T2">C <text:s text:c="3"/>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line text:anchor-type="paragraph" draw:z-index="7" draw:name="Line 1" draw:style-name="gr2" draw:text-style-name="P8" svg:x1="2.8476in" svg:y1="0.0071in" svg:x2="2.8374in" svg:y2="0.2571in"><text:p/></draw:line></text:p>
      <text:p text:style-name="P7"><draw:custom-shape text:anchor-type="paragraph" draw:z-index="1" draw:name="Shape 2" draw:style-name="gr3" draw:text-style-name="P11" svg:width="1.0732in" svg:height="0.5213in" svg:x="2.2957in" svg:y="0.0654in"><text:p text:style-name="P8">Manager</text:p><text:p text:style-name="P9"><text:span text:style-name="T2">X86 <text:s/>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line text:anchor-type="paragraph" draw:z-index="8" draw:name="Line 2" draw:style-name="gr2" draw:text-style-name="P8" svg:x1="2.848in" svg:y1="0.011in" svg:x2="2.848in" svg:y2="0.313in"><text:p/></draw:line></text:p>
      <text:p text:style-name="P7"><draw:line text:anchor-type="paragraph" draw:z-index="9" draw:name="Line 3" draw:style-name="gr2" draw:text-style-name="P8" svg:x1="0.9728in" svg:y1="0.1319in" svg:x2="4.8685in" svg:y2="0.1217in"><text:p/></draw:line><draw:line text:anchor-type="paragraph" draw:z-index="11" draw:name="Vertical line 2" draw:style-name="gr2" draw:text-style-name="P8" svg:x1="4.8689in" svg:y1="0.1319in" svg:x2="4.8689in" svg:y2="0.361in"><text:p/></draw:line><draw:line text:anchor-type="paragraph" draw:z-index="12" draw:name="Line 4" draw:style-name="gr2" draw:text-style-name="P8" svg:x1="0.9728in" svg:y1="0.1217in" svg:x2="0.9831in" svg:y2="0.3508in"><text:p/></draw:line><draw:line text:anchor-type="paragraph" draw:z-index="13" draw:name="Vertical line 3" draw:style-name="gr4" draw:text-style-name="P8" svg:x1="2.3583in" svg:y1="0.1217in" svg:x2="2.3583in" svg:y2="0.3197in"><text:p/></draw:line><draw:line text:anchor-type="paragraph" draw:z-index="14" draw:name="Vertical line 4" draw:style-name="gr2" draw:text-style-name="P8" svg:x1="3.6291in" svg:y1="0.1217in" svg:x2="3.6291in" svg:y2="0.3299in"><text:p/></draw:line></text:p>
      <text:p text:style-name="P7"><draw:custom-shape text:anchor-type="paragraph" draw:z-index="2" draw:name="Shape 3" draw:style-name="gr5" draw:text-style-name="P12" svg:width="0.948in" svg:height="0.4898in" svg:x="0.5665in" svg:y="0.1591in"><text:p text:style-name="P8">Inputarray</text:p><text:p text:style-name="P9"><text:span text:style-name="T2">X86 <text:s text:c="2"/></text:span></text:p><draw:enhanced-geometry svg:viewBox="0 0 21600 21600" draw:type="rectangle" draw:enhanced-path="M 0 0 L 21600 0 21600 21600 0 21600 0 0 Z N"/></draw:custom-shape><draw:frame text:anchor-type="paragraph" draw:z-index="3" draw:name="Text Frame 1" draw:style-name="gr6" draw:text-style-name="P13" svg:width="1.0106in" svg:height="0.513in" svg:x="1.8583in" svg:y="0.128in"><draw:text-box><text:p text:style-name="P8"/><text:p text:style-name="P8">Sum</text:p><text:p text:style-name="P9"><text:span text:style-name="T2">X86 <text:s text:c="2"/></text:span></text:p></draw:text-box></draw:frame><draw:frame text:anchor-type="paragraph" draw:z-index="4" draw:name="Text Frame 2" draw:style-name="gr7" draw:text-style-name="P13" svg:width="0.9689in" svg:height="0.465in" svg:x="3.1083in" svg:y="0.1382in"><draw:text-box><text:p text:style-name="P8"><text:span text:style-name="T3"/></text:p><text:p text:style-name="P8">Sort</text:p><text:p text:style-name="P9"><text:span text:style-name="T2">C++ <text:s/></text:span></text:p></draw:text-box></draw:frame><draw:custom-shape text:anchor-type="paragraph" draw:z-index="5" draw:name="Shape 4" draw:style-name="gr8" draw:text-style-name="P11" svg:width="1.0004in" svg:height="0.4378in" svg:x="4.4in" svg:y="0.1693in"><text:p text:style-name="P8">Outputarray</text:p><text:p text:style-name="P8"><text:span text:style-name="T4"/></text:p><text:p text:style-name="P9"><text:span text:style-name="T2">X86 <text:s text:c="2"/>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><draw:line text:anchor-type="paragraph" draw:z-index="10" draw:name="Vertical line 1" draw:style-name="gr2" draw:text-style-name="P8" svg:x1="3.6398in" svg:y1="0.028in" svg:x2="3.6398in" svg:y2="0.3031in"><text:p/></draw:line></text:p>
      <text:p text:style-name="P7"><draw:frame text:anchor-type="paragraph" draw:z-index="6" draw:name="Text Frame 3" draw:style-name="gr9" draw:text-style-name="P13" svg:width="0.9898in" svg:height="0.5106in" svg:x="3.1709in" svg:y="0.111in"><draw:text-box><text:p text:style-name="P8"><text:span text:style-name="T5"/></text:p><text:p text:style-name="P8">Swap</text:p><text:p text:style-name="P9"><text:span text:style-name="T2">X86 <text:s/></text:span></text:p></draw:text-box></draw:frame></text:p>
      <text:p text:style-name="P7"/>
      <text:p text:style-name="P7"/>
      <text:p text:style-name="P7"/>
      <text:p text:style-name="P7"/>
      <text:p text:style-name="P14">Your inputarray function of Assignment 2 employed data validation features. <text:s/>Bring that function to this program. <text:s text:c="2"/>Leave data validation feature intact although that feature will not be used in this assignment.</text:p>
      <text:p text:style-name="P14"/>
      <text:p text:style-name="P14">Similarly, bring to this function the outputarray function of the previous assignment.</text:p>
      <text:p text:style-name="P14"/>
      <text:p text:style-name="P14"><text:soft-page-break/>You may re-use manager function from the past in this assignment. <text:s/>The old manager function will need some updates in order to serve in this program.</text:p>
      <text:p text:style-name="P3"/>
      <text:p text:style-name="P14">You will need a sort function that sorts arrays of 64-bit floats. <text:s/>The diagram says the sort function must be in C++, but you may use either C++ or C for the sort function. <text:s text:c="2"/>Find a nice understandable function in a book or on the web and use it in your program.</text:p>
      <text:p text:style-name="P14"/>
      <text:p text:style-name="P15">All sort functions will swap two values some place in the code. <text:s text:c="2"/>In place of the usual 3-way swap call an assembly function that will preform the sway. <text:s text:c="2"/>This is an educational experience of C (or C++) calling assembly to perform a detailed task.</text:p>
      <text:p text:style-name="P15"/>
      <text:p text:style-name="P15"/>
      <text:p text:style-name="P15"/>
      <text:p text:style-name="P15"/>
      <text:p text:style-name="P16">Sample run</text:p>
      <text:p text:style-name="P15"/>
      <text:p text:style-name="P17">Welcome to GDB Learning Place</text:p>
      <text:p text:style-name="P15"><text:span text:style-name="T6">Please enter your name:</text:span> <text:s/><text:span text:style-name="T7">Freddy Fleece</text:span></text:p>
      <text:p text:style-name="P18"><text:span text:style-name="T6">Thank you Freddy Fleece</text:span>. <text:s/></text:p>
      <text:p text:style-name="P18"><text:span text:style-name="T6">Please enter your future occupation:</text:span> <text:s/><text:span text:style-name="T7">Senior Software Engineer.</text:span></text:p>
      <text:p text:style-name="P19">Thank you. <text:s/>We like Senior Software Engineers</text:p>
      <text:p text:style-name="P19">Please enter float numbers separated by ws. <text:s/>Press enter followed by cont-d to terminate.</text:p>
      <text:p text:style-name="P20">7.3</text:p>
      <text:p text:style-name="P20">5.9</text:p>
      <text:p text:style-name="P20">-1.6</text:p>
      <text:p text:style-name="P20">&lt;<text:span text:style-name="T8">cntl+d&gt;</text:span></text:p>
      <text:p text:style-name="P21"><text:span text:style-name="T6">Thank you. <text:s/>You entered these numbers</text:span>:</text:p>
      <text:p text:style-name="P22">7.3</text:p>
      <text:p text:style-name="P22">5.9</text:p>
      <text:p text:style-name="P22">-1.6</text:p>
      <text:p text:style-name="P23">The sum of values in this array is 11.6</text:p>
      <text:p text:style-name="P23">The array will now be sorted.</text:p>
      <text:p text:style-name="P23">These are the current values in the array:</text:p>
      <text:p text:style-name="P22">-1.6</text:p>
      <text:p text:style-name="P22">5.9</text:p>
      <text:p text:style-name="P22">7.3</text:p>
      <text:p text:style-name="P24">This program will terminate.</text:p>
      <text:p text:style-name="P24">Have a nice day Freed Fleece</text:p>
      <text:p text:style-name="P24">Invite a Senior Software Engineer to come with you next time.</text:p>
      <text:p text:style-name="P25">The driver function received this number 11.6 and will keep it for future use</text:p>
      <text:p text:style-name="P25">A zero will be sent to the operating system. <text:s/>Bye.</text:p>
      <text:p text:style-name="P26"/>
      <text:p text:style-name="P26">Color codes</text:p>
      <text:p text:style-name="P25">Green: driver</text:p>
      <text:p text:style-name="P27">Blue: <text:s/>outputarray</text:p>
      <text:p text:style-name="P24">Yellow: manager</text:p>
      <text:p text:style-name="P28">Pink: <text:s/>keyboard</text:p>
      <text:p text:style-name="P26"/>
      <text:p text:style-name="P26"><text:s/></text:p>
      <text:p text:style-name="P29"><text:soft-page-break/>GDB<text:tab/><text:tab/>//<text:span text:style-name="T9">This page in development</text:span></text:p>
      <text:p text:style-name="P30"/>
      <text:p text:style-name="P30">The whole purpose of this program is to learn <text:s/>by experience how GDB commands work.</text:p>
      <text:p text:style-name="P30"/>
      <text:p text:style-name="P30">This page is not now available. <text:s/>I need to specify some breakpoints and what command should be used at each break point.</text:p>
      <text:p text:style-name="P30"/>
      <text:p text:style-name="P30">That part is coming in the next edition of this Assignment 3 specification. <text:s text:c="2"/>I will do my best to update this document as soon a possible. <text:s/>Check back to find the updated version of this document.</text:p>
      <text:p text:style-name="P30"/>
      <text:p text:style-name="P31"/>
      <text:p text:style-name="P30"/>
      <text:p text:style-name="P18"/>
      <text:p text:style-name="P18"/>
      <text:p text:style-name="P18"/>
      <text:p text:style-name="P18"/>
      <text:p text:style-name="P18"/>
      <text:p text:style-name="P18"/>
      <text:p text:style-name="P32">Due date: <text:s/><text:span text:style-name="T10">October 12 at 11:59pm.</text:span></text:p>
      <text:p text:style-name="P33"/>
      <text:p text:style-name="P34">Due dates are usually set to be 2 weeks apart from each other. <text:s/>The due date is typically Sunday evening so that you may attend classes on Monday with no stress in your mind. <text:s text:c="2"/>Why is there no stress? <text:s/>Because you left it behind on October 12 at 11:59pm.</text:p>
      <text:p text:style-name="P34"/>
      <text:p text:style-name="P34">Files to be submitted. <text:s/><text:span text:style-name="T11">This is the minimal list</text:span></text:p>
      <text:p text:style-name="P34"><text:tab/>executive in either C++ or C</text:p>
      <text:p text:style-name="P34"><text:tab/>manager.asm</text:p>
      <text:p text:style-name="P34"><text:tab/>inputarray.asm</text:p>
      <text:p text:style-name="P34"><text:tab/>sort.c or sort.cpp</text:p>
      <text:p text:style-name="P34"><text:tab/><text:span text:style-name="T11">swap.asm</text:span></text:p>
      <text:p text:style-name="P34"><text:tab/><text:span text:style-name="T11">outputarray.asm</text:span></text:p>
      <text:p text:style-name="P34"><text:tab/><text:span text:style-name="T11">sum.asm</text:span></text:p>
      <text:p text:style-name="P34"><text:tab/><text:span text:style-name="T11">r.sh</text:span></text:p>
      <text:p text:style-name="P34"/>
      <text:p text:style-name="P35">You may include the files from Assignment 1 like isfloat, if that helps.</text:p>
      <text:p text:style-name="P35"/>
      <text:p text:style-name="P35">If you are submitting file made in a previous assignment, update the comments to reflect the fact that this file is now a member of the GDB Learning Place program. <text:s/>You choose a marketable name for the assignment 3 program.</text:p>
      <text:p text:style-name="P36"/>
      <text:p text:style-name="P37">You should not shy away from using C language when ever possible. <text:s text:c="2"/>C is rather simple compared to C++ for the plain reason that C does not have to deal with objects and classes and object-oriented programming. <text:s text:c="2"/>Does C perform well? <text:s text:c="2"/>Entire operating systems are written in C. <text:s/>In fact, I don’t know of any operating systems not written in C.</text:p>
      <text:p text:style-name="P38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2.2.2$Linux_X86_64 LibreOffice_project/520$Build-3</meta:generator>
    <meta:editing-cycles>0</meta:editing-cycles>
    <meta:editing-duration>P0D</meta:editing-duration>
    <meta:document-statistic meta:table-count="0" meta:image-count="0" meta:object-count="0" meta:page-count="4" meta:paragraph-count="64" meta:word-count="726" meta:character-count="4132" meta:non-whitespace-character-count="3409"/>
  </office:meta>
</office:document-meta>
</file>